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ff" draw:fill-image-width="0cm" draw:fill-image-height="0cm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3deb3d" draw:fill-color="#3deb3d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-color="#ff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fill-image-width="0cm" draw:fill-image-height="0cm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6cm" svg:height="10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1" draw:layer="layout" svg:width="9.6cm" svg:height="8cm" svg:x="9.4cm" svg:y="5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8.4cm" svg:height="8.2cm" svg:x="9.8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10.6cm" svg:height="9.2cm" svg:x="8.8cm" svg:y="5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shek Pant</meta:initial-creator>
    <meta:creation-date>2014-01-23T12:01:17</meta:creation-date>
    <dc:date>2014-01-23T12:16:59</dc:date>
    <dc:creator>Abhishek Pant</dc:creator>
    <meta:editing-duration>PT10M48S</meta:editing-duration>
    <meta:editing-cycles>2</meta:editing-cycles>
    <meta:generator>LibreOffice/4.0.2.2$Linux_X86_64 LibreOffice_project/400m0$Build-2</meta:generator>
    <meta:document-statistic meta:object-count="33"/>
  </office:meta>
</office:document-meta>
</file>